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1.571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47cm" fo:min-width="0.431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945cm" draw:shadow="hidden" draw:shadow-offset-x="0.071cm" draw:shadow-offset-y="0.07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/>
    </style:style>
    <style:style style:name="P5" style:family="paragraph">
      <loext:graphic-properties draw:fill-color="#ffffff"/>
      <style:paragraph-properties fo:text-align="center"/>
      <style:text-properties fo:font-size="8pt"/>
    </style:style>
    <style:style style:name="P6" style:family="paragraph">
      <loext:graphic-properties draw:fill="none" draw:fill-color="#ffffff"/>
      <style:text-properties fo:font-size="26pt" fo:font-weight="bold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size-asian="8pt" style:font-size-complex="8pt"/>
    </style:style>
    <style:style style:name="T3" style:family="text">
      <style:text-properties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99cm" svg:height="0.965cm" svg:x="0.476cm" svg:y="0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0.965cm" svg:height="0.331cm" svg:x="0.136cm" svg:y="1.304cm">
          <text:p text:style-name="P2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1.101cm" svg:y="1.304cm">
          <text:p text:style-name="P4">B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2.066cm" svg:y="1.304cm">
          <text:p text:style-name="P4">C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965cm" svg:height="0.331cm" svg:x="0.136cm" svg:y="1.634cm">
          <text:p text:style-name="P4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1.101cm" svg:y="1.63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2.066cm" svg:y="1.63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0.137cm" svg:y="1.96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1.102cm" svg:y="1.96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2.067cm" svg:y="1.96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0.137cm" svg:y="2.29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1.102cm" svg:y="2.29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2.067cm" svg:y="2.29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0.136cm" svg:y="2.62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1.101cm" svg:y="2.624cm">
          <text:p text:style-name="P4">...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965cm" svg:height="0.331cm" svg:x="2.066cm" svg:y="2.624cm">
          <text:p text:style-name="P4">...</text:p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.445cm" svg:height="1.115cm" svg:x="0.376cm" svg:y="0.083cm">
          <draw:text-box>
            <text:p><text:span text:style-name="T3">CS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2-25T08:26:57.432656178</dc:date>
    <dc:creator>Gilles Mouchard</dc:creator>
    <meta:editing-duration>PT4H51M30S</meta:editing-duration>
    <meta:editing-cycles>17</meta:editing-cycles>
    <meta:generator>LibreOffice/6.1.5.2$Linux_X86_64 LibreOffice_project/10$Build-2</meta:generator>
    <meta:document-statistic meta:object-count="17"/>
  </office:meta>
</office:document-meta>
</file>